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66875cm" style:use-optimal-column-width="true"/>
    </style:style>
    <style:style style:name="co2" style:family="table-column">
      <style:table-column-properties fo:break-before="auto" style:column-width="3.04270833333333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2.01083333333333cm" style:use-optimal-column-width="true"/>
    </style:style>
    <style:style style:name="co8" style:family="table-column">
      <style:table-column-properties fo:break-before="auto" style:column-width="0.873125cm" style:use-optimal-column-width="true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1.56104166666667cm" style:use-optimal-column-width="true"/>
    </style:style>
    <style:style style:name="co11" style:family="table-column">
      <style:table-column-properties fo:break-before="auto" style:column-width="1.40229166666667cm" style:use-optimal-column-width="true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0.3175cm" style:use-optimal-column-width="true"/>
    </style:style>
    <style:style style:name="co14" style:family="table-column">
      <style:table-column-properties fo:break-before="auto" style:column-width="1.77270833333333cm" style:use-optimal-column-width="true"/>
    </style:style>
    <style:style style:name="co15" style:family="table-column">
      <style:table-column-properties fo:break-before="auto" style:column-width="0.79375cm"/>
    </style:style>
    <style:style style:name="co16" style:family="table-column">
      <style:table-column-properties fo:break-before="auto" style:column-width="1.64041666666667cm" style:use-optimal-column-width="true"/>
    </style:style>
    <style:style style:name="co17" style:family="table-column">
      <style:table-column-properties fo:break-before="auto" style:column-width="2.98979166666667cm" style:use-optimal-column-width="true"/>
    </style:style>
    <style:style style:name="co18" style:family="table-column">
      <style:table-column-properties fo:break-before="auto" style:column-width="2.09020833333333cm" style:use-optimal-column-width="true"/>
    </style:style>
    <style:style style:name="co19" style:family="table-column">
      <style:table-column-properties fo:break-before="auto" style:column-width="1.984375cm" style:use-optimal-column-width="true"/>
    </style:style>
    <style:style style:name="co20" style:family="table-column">
      <style:table-column-properties fo:break-before="auto" style:column-width="0.846666666666667cm" style:use-optimal-column-width="true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1">
            <text:p>Nuosekliai=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 + matrix calculation</text:p>
          </table:table-cell>
          <table:table-cell office:value-type="string" table:style-name="ce1">
            <text:p>Calc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alpha</text:p>
          </table:table-cell>
          <table:table-cell office:value-type="string" table:style-name="ce1">
            <text:p>beta</text:p>
          </table:table-cell>
          <table:table-cell table:style-name="ce1"/>
          <table:table-cell office:value-type="string" table:style-name="ce1">
            <text:p>max teorinis pagreitejimas</text:p>
          </table:table-cell>
          <table:table-cell office:value-type="string" table:style-name="ce1">
            <text:p>S_p</text:p>
          </table:table-cell>
          <table:table-cell office:value-type="string" table:style-name="ce1">
            <text:p>Praktinis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.319838393333335" table:formula="of:=SUM([.B15:.B17];[.C15:.C17])/COUNT([.B15:.B17])" table:style-name="ce1">
            <text:p>10,31983839</text:p>
          </table:table-cell>
          <table:table-cell office:value-type="float" office:value="19.971633333333333" table:formula="of:=AVERAGE([.D15:.D17])" table:style-name="ce1">
            <text:p>19,97163333</text:p>
          </table:table-cell>
          <table:table-cell office:value-type="float" office:value="30.291471726666668" table:formula="of:=SUM([.B3:.C3])" table:style-name="ce1">
            <text:p>30,29147173</text:p>
          </table:table-cell>
          <table:table-cell office:value-type="float" office:value="0.34068461534169736" table:formula="of:=[.B3]/([.B3]+[.C3])" table:style-name="ce1">
            <text:p>0,340684615</text:p>
          </table:table-cell>
          <table:table-cell office:value-type="float" office:value="0.65931538465830264" table:formula="of:=1-[.E3]" table:style-name="ce1">
            <text:p>0,659315385</text:p>
          </table:table-cell>
          <table:table-cell table:style-name="ce1"/>
          <table:table-cell office:value-type="float" office:value="2.9352660935306027" table:formula="of:=1/[.E3]" table:style-name="ce1">
            <text:p>2,935266094</text:p>
          </table:table-cell>
          <table:table-cell office:value-type="float" office:value="1" table:formula="of:=1/([.E3]+([.F3]/[.A3])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.310990003333334" table:formula="of:=SUM([.B21:.B23];[.C21:.C23])/COUNT([.B21:.B23])" table:style-name="ce1">
            <text:p>10,31099</text:p>
          </table:table-cell>
          <table:table-cell office:value-type="float" office:value="10.275166666666669" table:formula="of:=AVERAGE([.D21:.D23])" table:style-name="ce1">
            <text:p>10,27516667</text:p>
          </table:table-cell>
          <table:table-cell office:value-type="float" office:value="20.586156670000001" table:formula="of:=SUM([.B4:.C4])" table:style-name="ce1">
            <text:p>20,58615667</text:p>
          </table:table-cell>
          <table:table-cell office:value-type="float" office:value="0.50087008316416026" table:formula="of:=[.B4]/([.B4]+[.C4])" table:style-name="ce1">
            <text:p>0,500870083</text:p>
          </table:table-cell>
          <table:table-cell office:value-type="float" office:value="0.49912991683583974" table:formula="of:=1-[.E4]" table:style-name="ce1">
            <text:p>0,499129917</text:p>
          </table:table-cell>
          <table:table-cell table:number-columns-repeated="2" table:style-name="ce1"/>
          <table:table-cell office:value-type="float" office:value="1.491775155106307" table:formula="of:=1/([.E3]+([.F3]/[.A4]))" table:style-name="ce1">
            <text:p>1,491775155</text:p>
          </table:table-cell>
          <table:table-cell office:value-type="float" office:value="1.4714486153119646" table:formula="of:=[.$D$3]/[.D4]" table:style-name="ce1">
            <text:p>1,471448615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.328670716666666" table:formula="of:=SUM([.B27:.B29];[.C27:.C29])/COUNT([.B27:.B29])" table:style-name="ce1">
            <text:p>10,32867072</text:p>
          </table:table-cell>
          <table:table-cell office:value-type="float" office:value="5.4650666666666661" table:formula="of:=AVERAGE([.D27:.D29])" table:style-name="ce1">
            <text:p>5,465066667</text:p>
          </table:table-cell>
          <table:table-cell office:value-type="float" office:value="15.793737383333333" table:formula="of:=SUM([.B5:.C5])" table:style-name="ce1">
            <text:p>15,79373738</text:p>
          </table:table-cell>
          <table:table-cell office:value-type="float" office:value="0.6539725503835595" table:formula="of:=[.B5]/([.B5]+[.C5])" table:style-name="ce1">
            <text:p>0,65397255</text:p>
          </table:table-cell>
          <table:table-cell office:value-type="float" office:value="0.3460274496164405" table:formula="of:=1-[.E5]" table:style-name="ce1">
            <text:p>0,34602745</text:p>
          </table:table-cell>
          <table:table-cell table:number-columns-repeated="2" table:style-name="ce1"/>
          <table:table-cell office:value-type="float" office:value="1.9781866876903944" table:formula="of:=1/([.E3]+([.F3]/[.A5]))" table:style-name="ce1">
            <text:p>1,978186688</text:p>
          </table:table-cell>
          <table:table-cell office:value-type="float" office:value="1.9179419659486276" table:formula="of:=[.$D$3]/[.D5]" table:style-name="ce1">
            <text:p>1,917941966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.353942913333334" table:formula="of:=SUM(0.00330687;0.00367093;0.00315094)/3+SUM(10.3126;10.4045;10.3346)/3" table:style-name="ce1">
            <text:p>10,35394291</text:p>
          </table:table-cell>
          <table:table-cell office:value-type="float" office:value="3.9925033333333335" table:formula="of:=AVERAGE(3.9672;4.0364;3.97391)" table:style-name="ce1">
            <text:p>3,992503333</text:p>
          </table:table-cell>
          <table:table-cell office:value-type="float" office:value="14.346446246666668" table:formula="of:=SUM([.B6:.C6])" table:style-name="ce1">
            <text:p>14,34644625</text:p>
          </table:table-cell>
          <table:table-cell office:value-type="float" office:value="0.72170785261465198" table:formula="of:=[.B6]/([.B6]+[.C6])" table:style-name="ce1">
            <text:p>0,721707853</text:p>
          </table:table-cell>
          <table:table-cell office:value-type="float" office:value="0.27829214738534802" table:formula="of:=1-[.E6]" table:style-name="ce1">
            <text:p>0,278292147</text:p>
          </table:table-cell>
          <table:table-cell table:number-columns-repeated="2" table:style-name="ce1"/>
          <table:table-cell office:value-type="float" office:value="2.2194084424644376" table:formula="of:=1/([.E3]+([.F3]/[.A6]))" table:style-name="ce1">
            <text:p>2,219408442</text:p>
          </table:table-cell>
          <table:table-cell office:value-type="float" office:value="2.1114268443799977" table:formula="of:=[.$D$3]/[.D6]" table:style-name="ce1">
            <text:p>2,111426844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string" table:style-name="ce1">
            <text:p>ant mano kompo</text:p>
          </table:table-cell>
          <table:table-cell table:number-columns-repeated="16373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num points</text:p>
          </table:table-cell>
          <table:table-cell office:value-type="float" office:value="12000" table:style-name="ce1">
            <text:p>12000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string" table:style-name="ce1">
            <text:p>num iteration</text:p>
          </table:table-cell>
          <table:table-cell office:value-type="float" office:value="25000" table:style-name="ce1">
            <text:p>2500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uosekli data</text:p>
          </table:table-cell>
          <table:table-cell table:number-columns-repeated="9" table:style-name="ce1"/>
          <table:table-cell office:value-type="string" table:style-name="ce1">
            <text:p>mac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6" table:style-name="ce1"/>
          <table:table-cell office:value-type="string" table:style-name="ce1">
            <text:p>num points</text:p>
          </table:table-cell>
          <table:table-cell office:value-type="float" office:value="12000" table:style-name="ce1">
            <text:p>12000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.2370099999999998E-3" table:style-name="ce1">
            <text:p>0,00323701</text:p>
          </table:table-cell>
          <table:table-cell office:value-type="float" office:value="10.3124" table:style-name="ce1">
            <text:p>10,3124</text:p>
          </table:table-cell>
          <table:table-cell office:value-type="float" office:value="19.954599999999999" table:style-name="ce1">
            <text:p>19,9546</text:p>
          </table:table-cell>
          <table:table-cell table:number-columns-repeated="6" table:style-name="ce1"/>
          <table:table-cell office:value-type="string" table:style-name="ce1">
            <text:p>num iteration</text:p>
          </table:table-cell>
          <table:table-cell office:value-type="float" office:value="30000" table:style-name="ce1">
            <text:p>30000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.3799900000000003E-3" table:style-name="ce1">
            <text:p>0,00437999</text:p>
          </table:table-cell>
          <table:table-cell office:value-type="float" office:value="10.3154" table:style-name="ce1">
            <text:p>10,3154</text:p>
          </table:table-cell>
          <table:table-cell office:value-type="float" office:value="19.992999999999999" table:style-name="ce1">
            <text:p>19,99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3981800000000002E-3" table:style-name="ce1">
            <text:p>0,00339818</text:p>
          </table:table-cell>
          <table:table-cell office:value-type="float" office:value="10.3207" table:style-name="ce1">
            <text:p>10,3207</text:p>
          </table:table-cell>
          <table:table-cell office:value-type="float" office:value="19.967300000000002" table:style-name="ce1">
            <text:p>19,967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2648999999999998E-3" table:style-name="ce1">
            <text:p>0,0032649</text:p>
          </table:table-cell>
          <table:table-cell office:value-type="float" office:value="10.3459" table:style-name="ce1">
            <text:p>10,3459</text:p>
          </table:table-cell>
          <table:table-cell office:value-type="float" office:value="10.293200000000001" table:style-name="ce1">
            <text:p>10,293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2260399999999999E-3" table:style-name="ce1">
            <text:p>0,00322604</text:p>
          </table:table-cell>
          <table:table-cell office:value-type="float" office:value="10.264900000000001" table:style-name="ce1">
            <text:p>10,2649</text:p>
          </table:table-cell>
          <table:table-cell office:value-type="float" office:value="10.3794" table:style-name="ce1">
            <text:p>10,379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17907E-3" table:style-name="ce1">
            <text:p>0,00317907</text:p>
          </table:table-cell>
          <table:table-cell office:value-type="float" office:value="10.3125" table:style-name="ce1">
            <text:p>10,3125</text:p>
          </table:table-cell>
          <table:table-cell office:value-type="float" office:value="10.152900000000001" table:style-name="ce1">
            <text:p>10,15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27802E-3" table:style-name="ce1">
            <text:p>0,00327802</text:p>
          </table:table-cell>
          <table:table-cell office:value-type="float" office:value="10.331200000000001" table:style-name="ce1">
            <text:p>10,3312</text:p>
          </table:table-cell>
          <table:table-cell office:value-type="float" office:value="5.4612699999999998" table:style-name="ce1">
            <text:p>5,4612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4909199999999998E-3" table:style-name="ce1">
            <text:p>0,00349092</text:p>
          </table:table-cell>
          <table:table-cell office:value-type="float" office:value="10.326599999999999" table:style-name="ce1">
            <text:p>10,3266</text:p>
          </table:table-cell>
          <table:table-cell office:value-type="float" office:value="5.47112" table:style-name="ce1">
            <text:p>5,4711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2432099999999998E-3" table:style-name="ce1">
            <text:p>0,00324321</text:p>
          </table:table-cell>
          <table:table-cell office:value-type="float" office:value="10.318199999999999" table:style-name="ce1">
            <text:p>10,3182</text:p>
          </table:table-cell>
          <table:table-cell office:value-type="float" office:value="5.4628100000000002" table:style-name="ce1">
            <text:p>5,46281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table table:name="calc-_lygiagreti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number-columns-repeated="3" table:default-cell-style-name="ce1"/>
        <table:table-column table:style-name="co1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9" table:number-columns-repeated="16369" table:default-cell-style-name="ce1"/>
        <table:table-row table:style-name="ro1">
          <table:table-cell office:value-type="string" table:style-name="ce1">
            <text:p>Nuosekli data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2370099999999998E-3" table:style-name="ce1">
            <text:p>0,00323701</text:p>
          </table:table-cell>
          <table:table-cell office:value-type="float" office:value="10.3124" table:style-name="ce1">
            <text:p>10,3124</text:p>
          </table:table-cell>
          <table:table-cell office:value-type="float" office:value="19.954599999999999" table:style-name="ce1">
            <text:p>19,9546</text:p>
          </table:table-cell>
          <table:table-cell table:number-columns-repeated="2" table:style-name="ce1"/>
          <table:table-cell office:value-type="string" table:style-name="ce1">
            <text:p>Load</text:p>
          </table:table-cell>
          <table:table-cell office:value-type="string" table:style-name="ce1">
            <text:p>Calc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alpha</text:p>
          </table:table-cell>
          <table:table-cell office:value-type="string" table:style-name="ce1">
            <text:p>beta</text:p>
          </table:table-cell>
          <table:table-cell table:style-name="ce1"/>
          <table:table-cell office:value-type="string" table:style-name="ce1">
            <text:p>max teorinis pagreitejimas</text:p>
          </table:table-cell>
          <table:table-cell office:value-type="string" table:style-name="ce1">
            <text:p>S_p</text:p>
          </table:table-cell>
          <table:table-cell office:value-type="string" table:style-name="ce1">
            <text:p>Praktinis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4.3799900000000003E-3" table:style-name="ce1">
            <text:p>0,00437999</text:p>
          </table:table-cell>
          <table:table-cell office:value-type="float" office:value="10.3154" table:style-name="ce1">
            <text:p>10,3154</text:p>
          </table:table-cell>
          <table:table-cell office:value-type="float" office:value="19.992999999999999" table:style-name="ce1">
            <text:p>19,99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.97530506" table:formula="of:=(SUM([.B3:.B5])+SUM([.D3:.D5]))/3" table:style-name="ce1">
            <text:p>19,97530506</text:p>
          </table:table-cell>
          <table:table-cell office:value-type="float" office:value="10.316166666666668" table:formula="of:=(SUM([.C3:.C5]))/3" table:style-name="ce1">
            <text:p>10,31616667</text:p>
          </table:table-cell>
          <table:table-cell office:value-type="float" office:value="30.291471726666668" table:formula="of:=SUM([.G4:.H4])" table:style-name="ce1">
            <text:p>30,29147173</text:p>
          </table:table-cell>
          <table:table-cell office:value-type="float" office:value="0.65943659787302522" table:formula="of:=[.G4]/([.G4]+[.H4])" table:style-name="ce1">
            <text:p>0,659436598</text:p>
          </table:table-cell>
          <table:table-cell office:value-type="float" office:value="0.34056340212697478" table:formula="of:=1-[.J4]" table:style-name="ce1">
            <text:p>0,340563402</text:p>
          </table:table-cell>
          <table:table-cell table:style-name="ce1"/>
          <table:table-cell office:value-type="float" office:value="1.5164460134991633" table:formula="of:=1/[.J4]" table:style-name="ce1">
            <text:p>1,516446013</text:p>
          </table:table-cell>
          <table:table-cell office:value-type="float" office:value="1" table:formula="of:=1/([.J4]+([.K4]/[.F4]))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3.3981800000000002E-3" table:style-name="ce1">
            <text:p>0,00339818</text:p>
          </table:table-cell>
          <table:table-cell office:value-type="float" office:value="10.3207" table:style-name="ce1">
            <text:p>10,3207</text:p>
          </table:table-cell>
          <table:table-cell office:value-type="float" office:value="19.967300000000002" table:style-name="ce1">
            <text:p>19,967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0.505872003333334" table:formula="of:=(SUM([.B9:.B11])+SUM([.D9:.D11]))/3" table:style-name="ce1">
            <text:p>20,505872</text:p>
          </table:table-cell>
          <table:table-cell office:value-type="float" office:value="5.2678966666666662" table:formula="of:=(SUM([.C9:.C11]))/3" table:style-name="ce1">
            <text:p>5,267896667</text:p>
          </table:table-cell>
          <table:table-cell office:value-type="float" office:value="25.773768669999999" table:formula="of:=SUM([.G5:.H5])" table:style-name="ce1">
            <text:p>25,77376867</text:p>
          </table:table-cell>
          <table:table-cell office:value-type="float" office:value="0.79561015177425876" table:formula="of:=[.G5]/([.G5]+[.H5])" table:style-name="ce1">
            <text:p>0,795610152</text:p>
          </table:table-cell>
          <table:table-cell office:value-type="float" office:value="0.20438984822574124" table:formula="of:=1-[.J5]" table:style-name="ce1">
            <text:p>0,204389848</text:p>
          </table:table-cell>
          <table:table-cell table:number-columns-repeated="2" table:style-name="ce1"/>
          <table:table-cell office:value-type="float" office:value="1.2052283302438251" table:formula="of:=1/([.J4]+([.K4]/[.F5]))" table:style-name="ce1">
            <text:p>1,20522833</text:p>
          </table:table-cell>
          <table:table-cell office:value-type="float" office:value="1.1752829830402396" table:formula="of:=[.$I$4]/[.I5]" table:style-name="ce1">
            <text:p>1,17528298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ynamic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20.357183320000001" table:formula="of:=(SUM([.B15:.B17])+SUM([.D15:.D17]))/3" table:style-name="ce1">
            <text:p>20,35718332</text:p>
          </table:table-cell>
          <table:table-cell office:value-type="float" office:value="2.7472499999999997" table:formula="of:=(SUM([.C15:.C17]))/3" table:style-name="ce1">
            <text:p>2,74725</text:p>
          </table:table-cell>
          <table:table-cell office:value-type="float" office:value="23.104433320000002" table:formula="of:=SUM([.G6:.H6])" table:style-name="ce1">
            <text:p>23,10443332</text:p>
          </table:table-cell>
          <table:table-cell office:value-type="float" office:value="0.88109424879848119" table:formula="of:=[.G6]/([.G6]+[.H6])" table:style-name="ce1">
            <text:p>0,881094249</text:p>
          </table:table-cell>
          <table:table-cell office:value-type="float" office:value="0.11890575120151881" table:formula="of:=1-[.J6]" table:style-name="ce1">
            <text:p>0,118905751</text:p>
          </table:table-cell>
          <table:table-cell table:number-columns-repeated="2" table:style-name="ce1"/>
          <table:table-cell office:value-type="float" office:value="1.3430436311796241" table:formula="of:=1/([.J4]+([.K4]/[.F6]))" table:style-name="ce1">
            <text:p>1,343043631</text:p>
          </table:table-cell>
          <table:table-cell office:value-type="float" office:value="1.3110675041073314" table:formula="of:=[.$I$4]/[.I6]" table:style-name="ce1">
            <text:p>1,31106750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oriai 2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19.858454346666665" table:formula="of:=(SUM([.B21:.B23])+SUM([.D21:.D23]))/3" table:style-name="ce1">
            <text:p>19,85845435</text:p>
          </table:table-cell>
          <table:table-cell office:value-type="float" office:value="2.0238700000000001" table:formula="of:=(SUM([.C21:.C23]))/3" table:style-name="ce1">
            <text:p>2,02387</text:p>
          </table:table-cell>
          <table:table-cell office:value-type="float" office:value="21.882324346666664" table:formula="of:=SUM([.G7:.H7])" table:style-name="ce1">
            <text:p>21,88232435</text:p>
          </table:table-cell>
          <table:table-cell office:value-type="float" office:value="0.90751119634563437" table:formula="of:=[.G7]/([.G7]+[.H7])" table:style-name="ce1">
            <text:p>0,907511196</text:p>
          </table:table-cell>
          <table:table-cell office:value-type="float" office:value="9.2488803654365626E-2" table:formula="of:=1-[.J7]" table:style-name="ce1">
            <text:p>0,092488804</text:p>
          </table:table-cell>
          <table:table-cell table:number-columns-repeated="2" table:style-name="ce1"/>
          <table:table-cell office:value-type="float" office:value="1.396263555647755" table:formula="of:=1/([.J4]+([.K4]/[.F7]))" table:style-name="ce1">
            <text:p>1,396263556</text:p>
          </table:table-cell>
          <table:table-cell office:value-type="float" office:value="1.3842894953378648" table:formula="of:=[.$I$4]/[.I7]" table:style-name="ce1">
            <text:p>1,3842894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9.1688599999999992E-3" table:style-name="ce1">
            <text:p>0,00916886</text:p>
          </table:table-cell>
          <table:table-cell office:value-type="float" office:value="5.28911" table:style-name="ce1">
            <text:p>5,28911</text:p>
          </table:table-cell>
          <table:table-cell office:value-type="float" office:value="20.238099999999999" table:style-name="ce1">
            <text:p>20,238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9.6960099999999997E-3" table:style-name="ce1">
            <text:p>0,00969601</text:p>
          </table:table-cell>
          <table:table-cell office:value-type="float" office:value="5.24275" table:style-name="ce1">
            <text:p>5,24275</text:p>
          </table:table-cell>
          <table:table-cell office:value-type="float" office:value="20.2181" table:style-name="ce1">
            <text:p>20,218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4.3511399999999999E-3" table:style-name="ce1">
            <text:p>0,00435114</text:p>
          </table:table-cell>
          <table:table-cell office:value-type="float" office:value="5.2718299999999996" table:style-name="ce1">
            <text:p>5,27183</text:p>
          </table:table-cell>
          <table:table-cell office:value-type="float" office:value="21.0382" table:style-name="ce1">
            <text:p>21,038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52097E-3" table:style-name="ce1">
            <text:p>0,00352097</text:p>
          </table:table-cell>
          <table:table-cell office:value-type="float" office:value="2.7481100000000001" table:style-name="ce1">
            <text:p>2,74811</text:p>
          </table:table-cell>
          <table:table-cell office:value-type="float" office:value="20.422799999999999" table:style-name="ce1">
            <text:p>20,422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8240000000000001E-3" table:style-name="ce1">
            <text:p>0,003824</text:p>
          </table:table-cell>
          <table:table-cell office:value-type="float" office:value="2.77346" table:style-name="ce1">
            <text:p>2,77346</text:p>
          </table:table-cell>
          <table:table-cell office:value-type="float" office:value="20.110399999999998" table:style-name="ce1">
            <text:p>20,110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5049899999999999E-3" table:style-name="ce1">
            <text:p>0,00350499</text:p>
          </table:table-cell>
          <table:table-cell office:value-type="float" office:value="2.72018" table:style-name="ce1">
            <text:p>2,72018</text:p>
          </table:table-cell>
          <table:table-cell office:value-type="float" office:value="20.5275" table:style-name="ce1">
            <text:p>20,527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6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5932099999999999E-3" table:style-name="ce1">
            <text:p>0,00359321</text:p>
          </table:table-cell>
          <table:table-cell office:value-type="float" office:value="2.04128" table:style-name="ce1">
            <text:p>2,04128</text:p>
          </table:table-cell>
          <table:table-cell office:value-type="float" office:value="20.023499999999999" table:style-name="ce1">
            <text:p>20,023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66497E-3" table:style-name="ce1">
            <text:p>0,00366497</text:p>
          </table:table-cell>
          <table:table-cell office:value-type="float" office:value="1.9884599999999999" table:style-name="ce1">
            <text:p>1,98846</text:p>
          </table:table-cell>
          <table:table-cell office:value-type="float" office:value="20.116199999999999" table:style-name="ce1">
            <text:p>20,116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40486E-3" table:style-name="ce1">
            <text:p>0,00340486</text:p>
          </table:table-cell>
          <table:table-cell office:value-type="float" office:value="2.0418699999999999" table:style-name="ce1">
            <text:p>2,04187</text:p>
          </table:table-cell>
          <table:table-cell office:value-type="float" office:value="19.425000000000001" table:style-name="ce1">
            <text:p>19,42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tic</text:p>
          </table:table-cell>
          <table:table-cell table:number-columns-repeated="16383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Load</text:p>
          </table:table-cell>
          <table:table-cell office:value-type="string" table:style-name="ce1">
            <text:p>Calc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alpha</text:p>
          </table:table-cell>
          <table:table-cell office:value-type="string" table:style-name="ce1">
            <text:p>beta</text:p>
          </table:table-cell>
          <table:table-cell table:style-name="ce1"/>
          <table:table-cell office:value-type="string" table:style-name="ce1">
            <text:p>max teorinis pagreitejimas</text:p>
          </table:table-cell>
          <table:table-cell office:value-type="string" table:style-name="ce1">
            <text:p>S_p</text:p>
          </table:table-cell>
          <table:table-cell office:value-type="string" table:style-name="ce1">
            <text:p>Praktini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oriai 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9.97530506" table:formula="of:=(SUM([.B3:.B5])+SUM([.D3:.D5]))/3" table:style-name="ce1">
            <text:p>19,97530506</text:p>
          </table:table-cell>
          <table:table-cell office:value-type="float" office:value="10.316166666666668" table:formula="of:=(SUM([.C3:.C5]))/3" table:style-name="ce1">
            <text:p>10,31616667</text:p>
          </table:table-cell>
          <table:table-cell office:value-type="float" office:value="30.291471726666668" table:formula="of:=SUM([.G27:.H27])" table:style-name="ce1">
            <text:p>30,29147173</text:p>
          </table:table-cell>
          <table:table-cell office:value-type="float" office:value="0.65943659787302522" table:formula="of:=[.G27]/([.G27]+[.H27])" table:style-name="ce1">
            <text:p>0,659436598</text:p>
          </table:table-cell>
          <table:table-cell office:value-type="float" office:value="0.34056340212697478" table:formula="of:=1-[.J27]" table:style-name="ce1">
            <text:p>0,340563402</text:p>
          </table:table-cell>
          <table:table-cell table:style-name="ce1"/>
          <table:table-cell office:value-type="float" office:value="1.5164460134991633" table:formula="of:=1/[.J27]" table:style-name="ce1">
            <text:p>1,516446013</text:p>
          </table:table-cell>
          <table:table-cell office:value-type="float" office:value="1" table:formula="of:=1/([.J27]+([.K27]/[.F27]))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0.564786573333333" table:formula="of:=(SUM([.B29:.B31])+SUM([.D29:.D31]))/3" table:style-name="ce1">
            <text:p>20,56478657</text:p>
          </table:table-cell>
          <table:table-cell office:value-type="float" office:value="7.8710899999999997" table:formula="of:=(SUM([.C29:.C31]))/3" table:style-name="ce1">
            <text:p>7,87109</text:p>
          </table:table-cell>
          <table:table-cell office:value-type="float" office:value="28.435876573333331" table:formula="of:=SUM([.G28:.H28])" table:style-name="ce1">
            <text:p>28,43587657</text:p>
          </table:table-cell>
          <table:table-cell office:value-type="float" office:value="0.72319861567477162" table:formula="of:=[.G28]/([.G28]+[.H28])" table:style-name="ce1">
            <text:p>0,723198616</text:p>
          </table:table-cell>
          <table:table-cell office:value-type="float" office:value="0.27680138432522838" table:formula="of:=1-[.J28]" table:style-name="ce1">
            <text:p>0,276801384</text:p>
          </table:table-cell>
          <table:table-cell table:number-columns-repeated="2" table:style-name="ce1"/>
          <table:table-cell office:value-type="float" office:value="1.2052283302438251" table:formula="of:=1/([.J27]+([.K27]/[.F28]))" table:style-name="ce1">
            <text:p>1,20522833</text:p>
          </table:table-cell>
          <table:table-cell office:value-type="float" office:value="1.0652554229706244" table:formula="of:=[.$I$27]/[.I28]" table:style-name="ce1">
            <text:p>1,065255423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3.6118000000000001E-3" table:style-name="ce1">
            <text:p>0,0036118</text:p>
          </table:table-cell>
          <table:table-cell office:value-type="float" office:value="7.9700199999999999" table:style-name="ce1">
            <text:p>7,97002</text:p>
          </table:table-cell>
          <table:table-cell office:value-type="float" office:value="21.464600000000001" table:style-name="ce1">
            <text:p>21,464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0.940013320999999" table:formula="of:=(SUM([.B35:.B37])+SUM([.D35:.D37]))/3" table:style-name="ce1">
            <text:p>20,94001332</text:p>
          </table:table-cell>
          <table:table-cell office:value-type="float" office:value="3.4015533333333337" table:formula="of:=(SUM([.C35:.C37]))/3" table:style-name="ce1">
            <text:p>3,401553333</text:p>
          </table:table-cell>
          <table:table-cell office:value-type="float" office:value="24.341566654333331" table:formula="of:=SUM([.G29:.H29])" table:style-name="ce1">
            <text:p>24,34156665</text:p>
          </table:table-cell>
          <table:table-cell office:value-type="float" office:value="0.86025741967895142" table:formula="of:=[.G29]/([.G29]+[.H29])" table:style-name="ce1">
            <text:p>0,86025742</text:p>
          </table:table-cell>
          <table:table-cell office:value-type="float" office:value="0.13974258032104858" table:formula="of:=1-[.J29]" table:style-name="ce1">
            <text:p>0,13974258</text:p>
          </table:table-cell>
          <table:table-cell table:number-columns-repeated="2" table:style-name="ce1"/>
          <table:table-cell office:value-type="float" office:value="1.3430436311796241" table:formula="of:=1/([.J27]+([.K27]/[.F29]))" table:style-name="ce1">
            <text:p>1,343043631</text:p>
          </table:table-cell>
          <table:table-cell office:value-type="float" office:value="1.2444339412013206" table:formula="of:=[.$I$27]/[.I29]" table:style-name="ce1">
            <text:p>1,24443394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3.6599599999999999E-3" table:style-name="ce1">
            <text:p>0,00365996</text:p>
          </table:table-cell>
          <table:table-cell office:value-type="float" office:value="7.8443300000000002" table:style-name="ce1">
            <text:p>7,84433</text:p>
          </table:table-cell>
          <table:table-cell office:value-type="float" office:value="20.015599999999999" table:style-name="ce1">
            <text:p>20,015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1.063661283333335" table:formula="of:=(SUM([.B41:.B43])+SUM([.D41:.D43]))/3" table:style-name="ce1">
            <text:p>21,06366128</text:p>
          </table:table-cell>
          <table:table-cell office:value-type="float" office:value="3.4273266666666671" table:formula="of:=(SUM([.C41:.C43]))/3" table:style-name="ce1">
            <text:p>3,427326667</text:p>
          </table:table-cell>
          <table:table-cell office:value-type="float" office:value="24.490987950000001" table:formula="of:=SUM([.G30:.H30])" table:style-name="ce1">
            <text:p>24,49098795</text:p>
          </table:table-cell>
          <table:table-cell office:value-type="float" office:value="0.8600576394197007" table:formula="of:=[.G30]/([.G30]+[.H30])" table:style-name="ce1">
            <text:p>0,860057639</text:p>
          </table:table-cell>
          <table:table-cell office:value-type="float" office:value="0.1399423605802993" table:formula="of:=1-[.J30]" table:style-name="ce1">
            <text:p>0,139942361</text:p>
          </table:table-cell>
          <table:table-cell table:number-columns-repeated="2" table:style-name="ce1"/>
          <table:table-cell office:value-type="float" office:value="1.396263555647755" table:formula="of:=1/([.J27]+([.K27]/[.F30]))" table:style-name="ce1">
            <text:p>1,396263556</text:p>
          </table:table-cell>
          <table:table-cell office:value-type="float" office:value="1.2368415593731352" table:formula="of:=[.$I$27]/[.I30]" table:style-name="ce1">
            <text:p>1,23684155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3.5879599999999998E-3" table:style-name="ce1">
            <text:p>0,00358796</text:p>
          </table:table-cell>
          <table:table-cell office:value-type="float" office:value="7.7989199999999999" table:style-name="ce1">
            <text:p>7,79892</text:p>
          </table:table-cell>
          <table:table-cell office:value-type="float" office:value="20.203299999999999" table:style-name="ce1">
            <text:p>20,203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52097E-3" table:style-name="ce1">
            <text:p>0,00352097</text:p>
          </table:table-cell>
          <table:table-cell office:value-type="float" office:value="4.7591999999999999" table:style-name="ce1">
            <text:p>4,7592</text:p>
          </table:table-cell>
          <table:table-cell office:value-type="float" office:value="21.630400000000002" table:style-name="ce1">
            <text:p>21,630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7400699999999999E-3" table:style-name="ce1">
            <text:p>0,00374007</text:p>
          </table:table-cell>
          <table:table-cell office:value-type="float" office:value="4.83521" table:style-name="ce1">
            <text:p>4,83521</text:p>
          </table:table-cell>
          <table:table-cell office:value-type="float" office:value="20.893899999999999" table:style-name="ce1">
            <text:p>20,893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778923E-3" table:style-name="ce1">
            <text:p>0,003778923</text:p>
          </table:table-cell>
          <table:table-cell office:value-type="float" office:value="0.61024999999999996" table:style-name="ce1">
            <text:p>0,61025</text:p>
          </table:table-cell>
          <table:table-cell office:value-type="float" office:value="20.284700000000001" table:style-name="ce1">
            <text:p>20,2847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6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6699800000000002E-3" table:style-name="ce1">
            <text:p>0,00366998</text:p>
          </table:table-cell>
          <table:table-cell office:value-type="float" office:value="3.4419400000000002" table:style-name="ce1">
            <text:p>3,44194</text:p>
          </table:table-cell>
          <table:table-cell office:value-type="float" office:value="21.4086" table:style-name="ce1">
            <text:p>21,408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8268600000000001E-3" table:style-name="ce1">
            <text:p>0,00382686</text:p>
          </table:table-cell>
          <table:table-cell office:value-type="float" office:value="3.4889100000000002" table:style-name="ce1">
            <text:p>3,48891</text:p>
          </table:table-cell>
          <table:table-cell office:value-type="float" office:value="20.903700000000001" table:style-name="ce1">
            <text:p>20,9037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5870099999999999E-3" table:style-name="ce1">
            <text:p>0,00358701</text:p>
          </table:table-cell>
          <table:table-cell office:value-type="float" office:value="3.3511299999999999" table:style-name="ce1">
            <text:p>3,35113</text:p>
          </table:table-cell>
          <table:table-cell office:value-type="float" office:value="20.867599999999999" table:style-name="ce1">
            <text:p>20,867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uide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2" table:style-name="ce1"/>
          <table:table-cell office:value-type="string" table:style-name="ce1">
            <text:p>Load</text:p>
          </table:table-cell>
          <table:table-cell office:value-type="string" table:style-name="ce1">
            <text:p>Calc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alpha</text:p>
          </table:table-cell>
          <table:table-cell office:value-type="string" table:style-name="ce1">
            <text:p>beta</text:p>
          </table:table-cell>
          <table:table-cell table:style-name="ce1"/>
          <table:table-cell office:value-type="string" table:style-name="ce1">
            <text:p>max teorinis pagreitejimas</text:p>
          </table:table-cell>
          <table:table-cell office:value-type="string" table:style-name="ce1">
            <text:p>S_p</text:p>
          </table:table-cell>
          <table:table-cell office:value-type="string" table:style-name="ce1">
            <text:p>Praktinis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3.5860499999999999E-3" table:style-name="ce1">
            <text:p>0,00358605</text:p>
          </table:table-cell>
          <table:table-cell office:value-type="float" office:value="6.0032899999999998" table:style-name="ce1">
            <text:p>6,00329</text:p>
          </table:table-cell>
          <table:table-cell office:value-type="float" office:value="21.178599999999999" table:style-name="ce1">
            <text:p>21,178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.97530506" table:formula="of:=(SUM([.B3:.B5])+SUM([.D3:.D5]))/3" table:style-name="ce1">
            <text:p>19,97530506</text:p>
          </table:table-cell>
          <table:table-cell office:value-type="float" office:value="10.316166666666668" table:formula="of:=(SUM([.C3:.C5]))/3" table:style-name="ce1">
            <text:p>10,31616667</text:p>
          </table:table-cell>
          <table:table-cell office:value-type="float" office:value="30.291471726666668" table:formula="of:=SUM([.G49:.H49])" table:style-name="ce1">
            <text:p>30,29147173</text:p>
          </table:table-cell>
          <table:table-cell office:value-type="float" office:value="0.65943659787302522" table:formula="of:=[.G49]/([.G49]+[.H49])" table:style-name="ce1">
            <text:p>0,659436598</text:p>
          </table:table-cell>
          <table:table-cell office:value-type="float" office:value="0.34056340212697478" table:formula="of:=1-[.J49]" table:style-name="ce1">
            <text:p>0,340563402</text:p>
          </table:table-cell>
          <table:table-cell table:style-name="ce1"/>
          <table:table-cell office:value-type="float" office:value="1.5164460134991633" table:formula="of:=1/[.J49]" table:style-name="ce1">
            <text:p>1,516446013</text:p>
          </table:table-cell>
          <table:table-cell office:value-type="float" office:value="1" table:formula="of:=1/([.J49]+([.K49]/[.F49]))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3.70002E-3" table:style-name="ce1">
            <text:p>0,00370002</text:p>
          </table:table-cell>
          <table:table-cell office:value-type="float" office:value="5.2466799999999996" table:style-name="ce1">
            <text:p>5,24668</text:p>
          </table:table-cell>
          <table:table-cell office:value-type="float" office:value="20.6965" table:style-name="ce1">
            <text:p>20,696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0.849362030000002" table:formula="of:=(SUM([.B49:.B51])+SUM([.D49:.D51]))/3" table:style-name="ce1">
            <text:p>20,84936203</text:p>
          </table:table-cell>
          <table:table-cell office:value-type="float" office:value="5.5061166666666663" table:formula="of:=(SUM([.C49:.C51]))/3" table:style-name="ce1">
            <text:p>5,506116667</text:p>
          </table:table-cell>
          <table:table-cell office:value-type="float" office:value="26.355478696666669" table:formula="of:=SUM([.G50:.H50])" table:style-name="ce1">
            <text:p>26,3554787</text:p>
          </table:table-cell>
          <table:table-cell office:value-type="float" office:value="0.79108265381789256" table:formula="of:=[.G50]/([.G50]+[.H50])" table:style-name="ce1">
            <text:p>0,791082654</text:p>
          </table:table-cell>
          <table:table-cell office:value-type="float" office:value="0.20891734618210744" table:formula="of:=1-[.J50]" table:style-name="ce1">
            <text:p>0,208917346</text:p>
          </table:table-cell>
          <table:table-cell table:number-columns-repeated="2" table:style-name="ce1"/>
          <table:table-cell office:value-type="float" office:value="1.2052283302438251" table:formula="of:=1/([.J49]+([.K49]/[.F50]))" table:style-name="ce1">
            <text:p>1,20522833</text:p>
          </table:table-cell>
          <table:table-cell office:value-type="float" office:value="1.1493424982069405" table:formula="of:=[.$I$49]/[.I50]" table:style-name="ce1">
            <text:p>1,14934249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3.70002E-3" table:style-name="ce1">
            <text:p>0,00370002</text:p>
          </table:table-cell>
          <table:table-cell office:value-type="float" office:value="5.2683799999999996" table:style-name="ce1">
            <text:p>5,26838</text:p>
          </table:table-cell>
          <table:table-cell office:value-type="float" office:value="20.661999999999999" table:style-name="ce1">
            <text:p>20,66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1.047919296666667" table:formula="of:=(SUM([.B55:.B57])+SUM([.D55:.D57]))/3" table:style-name="ce1">
            <text:p>21,0479193</text:p>
          </table:table-cell>
          <table:table-cell office:value-type="float" office:value="2.7518166666666666" table:formula="of:=(SUM([.C55:.C57]))/3" table:style-name="ce1">
            <text:p>2,751816667</text:p>
          </table:table-cell>
          <table:table-cell office:value-type="float" office:value="23.799735963333333" table:formula="of:=SUM([.G51:.H51])" table:style-name="ce1">
            <text:p>23,79973596</text:p>
          </table:table-cell>
          <table:table-cell office:value-type="float" office:value="0.88437616825219378" table:formula="of:=[.G51]/([.G51]+[.H51])" table:style-name="ce1">
            <text:p>0,884376168</text:p>
          </table:table-cell>
          <table:table-cell office:value-type="float" office:value="0.11562383174780622" table:formula="of:=1-[.J51]" table:style-name="ce1">
            <text:p>0,115623832</text:p>
          </table:table-cell>
          <table:table-cell table:number-columns-repeated="2" table:style-name="ce1"/>
          <table:table-cell office:value-type="float" office:value="1.3430436311796241" table:formula="of:=1/([.J49]+([.K49]/[.F51]))" table:style-name="ce1">
            <text:p>1,343043631</text:p>
          </table:table-cell>
          <table:table-cell office:value-type="float" office:value="1.2727650329119078" table:formula="of:=[.$I$49]/[.I51]" table:style-name="ce1">
            <text:p>1,272765033</text:p>
          </table:table-cell>
          <table:table-cell table:number-columns-repeated="16369"/>
        </table:table-row>
        <table:table-row table:style-name="ro1"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21.361612930000003" table:formula="of:=(SUM([.B61:.B63])+SUM([.D61:.D63]))/3" table:style-name="ce1">
            <text:p>21,36161293</text:p>
          </table:table-cell>
          <table:table-cell office:value-type="float" office:value="2.2777033333333332" table:formula="of:=(SUM([.C61:.C63]))/3" table:style-name="ce1">
            <text:p>2,277703333</text:p>
          </table:table-cell>
          <table:table-cell office:value-type="float" office:value="23.639316263333335" table:formula="of:=SUM([.G52:.H52])" table:style-name="ce1">
            <text:p>23,63931626</text:p>
          </table:table-cell>
          <table:table-cell office:value-type="float" office:value="0.90364766442647704" table:formula="of:=[.G52]/([.G52]+[.H52])" table:style-name="ce1">
            <text:p>0,903647664</text:p>
          </table:table-cell>
          <table:table-cell office:value-type="float" office:value="9.6352335573522963E-2" table:formula="of:=1-[.J52]" table:style-name="ce1">
            <text:p>0,096352336</text:p>
          </table:table-cell>
          <table:table-cell table:number-columns-repeated="2" table:style-name="ce1"/>
          <table:table-cell office:value-type="float" office:value="1.396263555647755" table:formula="of:=1/([.J49]+([.K49]/[.F52]))" table:style-name="ce1">
            <text:p>1,396263556</text:p>
          </table:table-cell>
          <table:table-cell office:value-type="float" office:value="1.2814021940918576" table:formula="of:=[.$I$49]/[.I52]" table:style-name="ce1">
            <text:p>1,28140219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ocesoriai 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8628600000000001E-3" table:style-name="ce1">
            <text:p>0,00386286</text:p>
          </table:table-cell>
          <table:table-cell office:value-type="float" office:value="2.8313999999999999" table:style-name="ce1">
            <text:p>2,8314</text:p>
          </table:table-cell>
          <table:table-cell office:value-type="float" office:value="21.361000000000001" table:style-name="ce1">
            <text:p>21,36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6909600000000001E-3" table:style-name="ce1">
            <text:p>0,00369096</text:p>
          </table:table-cell>
          <table:table-cell office:value-type="float" office:value="2.7291699999999999" table:style-name="ce1">
            <text:p>2,72917</text:p>
          </table:table-cell>
          <table:table-cell office:value-type="float" office:value="20.660399999999999" table:style-name="ce1">
            <text:p>20,660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7040699999999998E-3" table:style-name="ce1">
            <text:p>0,00370407</text:p>
          </table:table-cell>
          <table:table-cell office:value-type="float" office:value="2.6948799999999999" table:style-name="ce1">
            <text:p>2,69488</text:p>
          </table:table-cell>
          <table:table-cell office:value-type="float" office:value="21.1111" table:style-name="ce1">
            <text:p>21,111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6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5908200000000002E-3" table:style-name="ce1">
            <text:p>0,00359082</text:p>
          </table:table-cell>
          <table:table-cell office:value-type="float" office:value="2.40889" table:style-name="ce1">
            <text:p>2,40889</text:p>
          </table:table-cell>
          <table:table-cell office:value-type="float" office:value="21.848099999999999" table:style-name="ce1">
            <text:p>21,848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8.0499600000000001E-3" table:style-name="ce1">
            <text:p>0,00804996</text:p>
          </table:table-cell>
          <table:table-cell office:value-type="float" office:value="2.2788900000000001" table:style-name="ce1">
            <text:p>2,27889</text:p>
          </table:table-cell>
          <table:table-cell office:value-type="float" office:value="20.953900000000001" table:style-name="ce1">
            <text:p>20,953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7980100000000001E-3" table:style-name="ce1">
            <text:p>0,00379801</text:p>
          </table:table-cell>
          <table:table-cell office:value-type="float" office:value="2.14533" table:style-name="ce1">
            <text:p>2,14533</text:p>
          </table:table-cell>
          <table:table-cell office:value-type="float" office:value="21.267399999999999" table:style-name="ce1">
            <text:p>21,2674</text:p>
          </table:table-cell>
          <table:table-cell table:number-columns-repeated="16380" table:style-name="ce1"/>
        </table:table-row>
        <table:table-row table:number-rows-repeated="1048513" table:style-name="ro1">
          <table:table-cell table:number-columns-repeated="16384"/>
        </table:table-row>
      </table:table>
      <table:table table:name="Viskas_lygiagretu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number-columns-repeated="3" table:default-cell-style-name="ce1"/>
        <table:table-column table:style-name="co9" table:default-cell-style-name="ce1"/>
        <table:table-column table:style-name="co2" table:default-cell-style-name="ce1"/>
        <table:table-column table:style-name="co16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1">
            <text:p>Nuosekliai=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 + matrix calculation</text:p>
          </table:table-cell>
          <table:table-cell office:value-type="string" table:style-name="ce1">
            <text:p>Calc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alpha</text:p>
          </table:table-cell>
          <table:table-cell office:value-type="string" table:style-name="ce1">
            <text:p>beta</text:p>
          </table:table-cell>
          <table:table-cell table:style-name="ce1"/>
          <table:table-cell office:value-type="string" table:style-name="ce1">
            <text:p>max teorinis pagreitejimas</text:p>
          </table:table-cell>
          <table:table-cell office:value-type="string" table:style-name="ce1">
            <text:p>S_p</text:p>
          </table:table-cell>
          <table:table-cell office:value-type="string" table:style-name="ce1">
            <text:p>Praktinis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717266666666669E-3" table:formula="of:=AVERAGE([.B18:.B20])" table:style-name="ce1">
            <text:p>0,003671727</text:p>
          </table:table-cell>
          <table:table-cell office:value-type="float" office:value="30.287800000000001" table:formula="of:=(SUM([.C18:.C20])+SUM([.D18:.D20]))/3" table:style-name="ce1">
            <text:p>30,2878</text:p>
          </table:table-cell>
          <table:table-cell office:value-type="float" office:value="30.291471726666668" table:formula="of:=SUM([.B3:.C3])" table:style-name="ce1">
            <text:p>30,29147173</text:p>
          </table:table-cell>
          <table:table-cell office:value-type="float" office:value="1.2121321472255554E-4" table:formula="of:=[.B3]/([.B3]+[.C3])" table:style-name="ce1">
            <text:p>0,000121213</text:p>
          </table:table-cell>
          <table:table-cell office:value-type="float" office:value="0.99987878678527742" table:formula="of:=1-[.E3]" table:style-name="ce1">
            <text:p>0,999878787</text:p>
          </table:table-cell>
          <table:table-cell table:style-name="ce1"/>
          <table:table-cell office:value-type="float" office:value="8249.9255736174982" table:formula="of:=1/[.E3]" table:style-name="ce1">
            <text:p>8249,925574</text:p>
          </table:table-cell>
          <table:table-cell office:value-type="float" office:value="1" table:formula="of:=1/([.E3]+([.F3]/[.A3])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6142666666666664E-3" table:formula="of:=AVERAGE([.B24:.B26])" table:style-name="ce1">
            <text:p>0,003614267</text:p>
          </table:table-cell>
          <table:table-cell office:value-type="float" office:value="15.841403333333332" table:formula="of:=(SUM([.C24:.C26])+SUM([.D24:.D26]))/3" table:style-name="ce1">
            <text:p>15,84140333</text:p>
          </table:table-cell>
          <table:table-cell office:value-type="float" office:value="15.845017599999998" table:formula="of:=SUM([.B4:.C4])" table:style-name="ce1">
            <text:p>15,8450176</text:p>
          </table:table-cell>
          <table:table-cell office:value-type="float" office:value="2.2810114560343984E-4" table:formula="of:=[.B4]/([.B4]+[.C4])" table:style-name="ce1">
            <text:p>0,000228101</text:p>
          </table:table-cell>
          <table:table-cell office:value-type="float" office:value="0.99977189885439655" table:formula="of:=1-[.E4]" table:style-name="ce1">
            <text:p>0,999771899</text:p>
          </table:table-cell>
          <table:table-cell table:number-columns-repeated="2" table:style-name="ce1"/>
          <table:table-cell office:value-type="float" office:value="1.9997576029522803" table:formula="of:=1/([.E3]+([.F3]/[.A4]))" table:style-name="ce1">
            <text:p>1,999757603</text:p>
          </table:table-cell>
          <table:table-cell office:value-type="float" office:value="1.9117348109898389" table:formula="of:=[.$D$3]/[.D4]" table:style-name="ce1">
            <text:p>1,911734811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5665833333333335E-3" table:formula="of:=AVERAGE([.B30:.B32])" table:style-name="ce1">
            <text:p>0,003566583</text:p>
          </table:table-cell>
          <table:table-cell office:value-type="float" office:value="8.1700800000000005" table:formula="of:=(SUM([.C30:.C32])+SUM([.D30:.D32]))/3" table:style-name="ce1">
            <text:p>8,17008</text:p>
          </table:table-cell>
          <table:table-cell office:value-type="float" office:value="8.1736465833333334" table:formula="of:=SUM([.B5:.C5])" table:style-name="ce1">
            <text:p>8,173646583</text:p>
          </table:table-cell>
          <table:table-cell office:value-type="float" office:value="4.3635154725258848E-4" table:formula="of:=[.B5]/([.B5]+[.C5])" table:style-name="ce1">
            <text:p>0,000436352</text:p>
          </table:table-cell>
          <table:table-cell office:value-type="float" office:value="0.99956364845274737" table:formula="of:=1-[.E5]" table:style-name="ce1">
            <text:p>0,999563648</text:p>
          </table:table-cell>
          <table:table-cell table:number-columns-repeated="2" table:style-name="ce1"/>
          <table:table-cell office:value-type="float" office:value="3.9985459701662203" table:formula="of:=1/([.E3]+([.F3]/[.A5]))" table:style-name="ce1">
            <text:p>3,99854597</text:p>
          </table:table-cell>
          <table:table-cell office:value-type="float" office:value="3.7059923521079572" table:formula="of:=[.$D$3]/[.D5]" table:style-name="ce1">
            <text:p>3,705992352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79467E-3" table:formula="of:=AVERAGE([.B36:.B38])" table:style-name="ce1">
            <text:p>0,00379467</text:p>
          </table:table-cell>
          <table:table-cell office:value-type="float" office:value="6.8081666666666676" table:formula="of:=(SUM([.C36:.C38])+SUM([.D36:.D38]))/3" table:style-name="ce1">
            <text:p>6,808166667</text:p>
          </table:table-cell>
          <table:table-cell office:value-type="float" office:value="6.811961336666668" table:formula="of:=SUM([.B6:.C6])" table:style-name="ce1">
            <text:p>6,811961337</text:p>
          </table:table-cell>
          <table:table-cell office:value-type="float" office:value="5.5705982645181383E-4" table:formula="of:=[.B6]/([.B6]+[.C6])" table:style-name="ce1">
            <text:p>0,00055706</text:p>
          </table:table-cell>
          <table:table-cell office:value-type="float" office:value="0.99944294017354818" table:formula="of:=1-[.E6]" table:style-name="ce1">
            <text:p>0,99944294</text:p>
          </table:table-cell>
          <table:table-cell table:number-columns-repeated="2" table:style-name="ce1"/>
          <table:table-cell office:value-type="float" office:value="5.9963658061199387" table:formula="of:=1/([.E3]+([.F3]/[.A6]))" table:style-name="ce1">
            <text:p>5,996365806</text:p>
          </table:table-cell>
          <table:table-cell office:value-type="float" office:value="4.4468061736664746" table:formula="of:=[.$D$3]/[.D6]" table:style-name="ce1">
            <text:p>4,446806174</text:p>
          </table:table-cell>
          <table:table-cell table:number-columns-repeated="16374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Nuosekli data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2370099999999998E-3" table:style-name="ce1">
            <text:p>0,00323701</text:p>
          </table:table-cell>
          <table:table-cell office:value-type="float" office:value="10.3124" table:style-name="ce1">
            <text:p>10,3124</text:p>
          </table:table-cell>
          <table:table-cell office:value-type="float" office:value="19.954599999999999" table:style-name="ce1">
            <text:p>19,954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.3799900000000003E-3" table:style-name="ce1">
            <text:p>0,00437999</text:p>
          </table:table-cell>
          <table:table-cell office:value-type="float" office:value="10.3154" table:style-name="ce1">
            <text:p>10,3154</text:p>
          </table:table-cell>
          <table:table-cell office:value-type="float" office:value="19.992999999999999" table:style-name="ce1">
            <text:p>19,99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3981800000000002E-3" table:style-name="ce1">
            <text:p>0,00339818</text:p>
          </table:table-cell>
          <table:table-cell office:value-type="float" office:value="10.3207" table:style-name="ce1">
            <text:p>10,3207</text:p>
          </table:table-cell>
          <table:table-cell office:value-type="float" office:value="19.967300000000002" table:style-name="ce1">
            <text:p>19,967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58391E-3" table:style-name="ce1">
            <text:p>0,00358391</text:p>
          </table:table-cell>
          <table:table-cell office:value-type="float" office:value="5.2177800000000003" table:style-name="ce1">
            <text:p>5,21778</text:p>
          </table:table-cell>
          <table:table-cell office:value-type="float" office:value="10.4755" table:style-name="ce1">
            <text:p>10,475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7789299999999998E-3" table:style-name="ce1">
            <text:p>0,00377893</text:p>
          </table:table-cell>
          <table:table-cell office:value-type="float" office:value="5.3428800000000001" table:style-name="ce1">
            <text:p>5,34288</text:p>
          </table:table-cell>
          <table:table-cell office:value-type="float" office:value="10.555" table:style-name="ce1">
            <text:p>10,55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4799599999999998E-3" table:style-name="ce1">
            <text:p>0,00347996</text:p>
          </table:table-cell>
          <table:table-cell office:value-type="float" office:value="5.5903499999999999" table:style-name="ce1">
            <text:p>5,59035</text:p>
          </table:table-cell>
          <table:table-cell office:value-type="float" office:value="10.342700000000001" table:style-name="ce1">
            <text:p>10,342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4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53098E-3" table:style-name="ce1">
            <text:p>0,00353098</text:p>
          </table:table-cell>
          <table:table-cell office:value-type="float" office:value="2.62574" table:style-name="ce1">
            <text:p>2,62574</text:p>
          </table:table-cell>
          <table:table-cell office:value-type="float" office:value="5.4788500000000004" table:style-name="ce1">
            <text:p>5,4788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6459000000000001E-3" table:style-name="ce1">
            <text:p>0,0036459</text:p>
          </table:table-cell>
          <table:table-cell office:value-type="float" office:value="2.7599100000000001" table:style-name="ce1">
            <text:p>2,75991</text:p>
          </table:table-cell>
          <table:table-cell office:value-type="float" office:value="5.4438000000000004" table:style-name="ce1">
            <text:p>5,443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52287E-3" table:style-name="ce1">
            <text:p>0,00352287</text:p>
          </table:table-cell>
          <table:table-cell office:value-type="float" office:value="2.7595700000000001" table:style-name="ce1">
            <text:p>2,75957</text:p>
          </table:table-cell>
          <table:table-cell office:value-type="float" office:value="5.4423700000000004" table:style-name="ce1">
            <text:p>5,4423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oriai 6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Load</text:p>
          </table:table-cell>
          <table:table-cell office:value-type="string" table:style-name="ce1">
            <text:p>matrix calculation</text:p>
          </table:table-cell>
          <table:table-cell office:value-type="string" table:style-name="ce1">
            <text:p>calculation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70097E-3" table:style-name="ce1">
            <text:p>0,00370097</text:p>
          </table:table-cell>
          <table:table-cell office:value-type="float" office:value="2.3523800000000001" table:style-name="ce1">
            <text:p>2,35238</text:p>
          </table:table-cell>
          <table:table-cell office:value-type="float" office:value="4.8457100000000004" table:style-name="ce1">
            <text:p>4,8457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.2588699999999997E-3" table:style-name="ce1">
            <text:p>0,00425887</text:p>
          </table:table-cell>
          <table:table-cell office:value-type="float" office:value="2.1026899999999999" table:style-name="ce1">
            <text:p>2,10269</text:p>
          </table:table-cell>
          <table:table-cell office:value-type="float" office:value="4.5894399999999997" table:style-name="ce1">
            <text:p>4,5894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4241699999999998E-3" table:style-name="ce1">
            <text:p>0,00342417</text:p>
          </table:table-cell>
          <table:table-cell office:value-type="float" office:value="2.2300900000000001" table:style-name="ce1">
            <text:p>2,23009</text:p>
          </table:table-cell>
          <table:table-cell office:value-type="float" office:value="4.3041900000000002" table:style-name="ce1">
            <text:p>4,30419</text:p>
          </table:table-cell>
          <table:table-cell table:number-columns-repeated="16380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meta:creation-date>2022-10-17T15:04:00Z</meta:creation-date>
    <dc:date>2022-10-22T14:46:57Z</dc:date>
    <meta:editing-cycles>14</meta:editing-cycles>
    <meta:editing-duration>PT4968S</meta:editing-duration>
  </office:meta>
</office:document-meta>
</file>